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6.331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table:style-name="ce1" office:value-type="string">
            <text:p>Schreibart bei CPEB</text:p>
          </table:table-cell>
          <table:table-cell table:style-name="ce1" office:value-type="string">
            <text:p>Neue Deutsche Rechtschreibung</text:p>
          </table:table-cell>
          <table:table-cell table:style-name="ce1" office:value-type="string">
            <text:p>Kurzform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thu</text:p>
          </table:table-cell>
          <table:table-cell office:value-type="string">
            <text:p>tu</text:p>
          </table:table-cell>
          <table:table-cell office:value-type="string">
            <text:p>th – t</text:p>
          </table:table-cell>
          <table:table-cell/>
        </table:table-row>
        <table:table-row table:style-name="ro2">
          <table:table-cell/>
          <table:table-cell office:value-type="string">
            <text:p>Quaal</text:p>
          </table:table-cell>
          <table:table-cell office:value-type="string">
            <text:p>Qual</text:p>
          </table:table-cell>
          <table:table-cell office:value-type="string">
            <text:p>aa – a</text:p>
          </table:table-cell>
          <table:table-cell/>
        </table:table-row>
        <table:table-row table:style-name="ro2">
          <table:table-cell/>
          <table:table-cell office:value-type="string">
            <text:p>Laß</text:p>
          </table:table-cell>
          <table:table-cell office:value-type="string">
            <text:p>Lass</text:p>
          </table:table-cell>
          <table:table-cell office:value-type="string">
            <text:p>ß – ss</text:p>
          </table:table-cell>
          <table:table-cell/>
        </table:table-row>
        <table:table-row table:style-name="ro2">
          <table:table-cell/>
          <table:table-cell office:value-type="string">
            <text:p>Uebertreter</text:p>
          </table:table-cell>
          <table:table-cell office:value-type="string">
            <text:p>Übertreter</text:p>
          </table:table-cell>
          <table:table-cell office:value-type="string">
            <text:p>ue – ü</text:p>
          </table:table-cell>
          <table:table-cell/>
        </table:table-row>
        <table:table-row table:style-name="ro2">
          <table:table-cell/>
          <table:table-cell office:value-type="string">
            <text:p>sey</text:p>
          </table:table-cell>
          <table:table-cell office:value-type="string">
            <text:p>sei</text:p>
          </table:table-cell>
          <table:table-cell office:value-type="string">
            <text:p>ey – ei</text:p>
          </table:table-cell>
          <table:table-cell/>
        </table:table-row>
        <table:table-row table:style-name="ro2">
          <table:table-cell/>
          <table:table-cell office:value-type="string">
            <text:p>itzt</text:p>
          </table:table-cell>
          <table:table-cell office:value-type="string">
            <text:p>jetz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wgen</text:p>
          </table:table-cell>
          <table:table-cell office:value-type="string">
            <text:p>ew'g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ülfe</text:p>
          </table:table-cell>
          <table:table-cell office:value-type="string">
            <text:p>Hilfe</text:p>
          </table:table-cell>
          <table:table-cell office:value-type="string">
            <text:p>ü – i</text:p>
          </table:table-cell>
          <table:table-cell/>
        </table:table-row>
        <table:table-row table:style-name="ro2">
          <table:table-cell/>
          <table:table-cell office:value-type="string">
            <text:p>giebt</text:p>
          </table:table-cell>
          <table:table-cell office:value-type="string">
            <text:p>gibt</text:p>
          </table:table-cell>
          <table:table-cell office:value-type="string">
            <text:p>ie – i</text:p>
          </table:table-cell>
          <table:table-cell/>
        </table:table-row>
        <table:table-row table:style-name="ro2">
          <table:table-cell/>
          <table:table-cell office:value-type="string">
            <text:p>Süsse</text:p>
          </table:table-cell>
          <table:table-cell office:value-type="string">
            <text:p>Süße</text:p>
          </table:table-cell>
          <table:table-cell office:value-type="string">
            <text:p>ss – ß </text:p>
          </table:table-cell>
          <table:table-cell/>
        </table:table-row>
        <table:table-row table:style-name="ro2">
          <table:table-cell/>
          <table:table-cell office:value-type="string">
            <text:p>dieß</text:p>
          </table:table-cell>
          <table:table-cell office:value-type="string">
            <text:p>dies</text:p>
          </table:table-cell>
          <table:table-cell office:value-type="string">
            <text:p>ß – s </text:p>
          </table:table-cell>
          <table:table-cell/>
        </table:table-row>
        <table:table-row table:style-name="ro2">
          <table:table-cell/>
          <table:table-cell office:value-type="string">
            <text:p>vergieb</text:p>
          </table:table-cell>
          <table:table-cell office:value-type="string">
            <text:p>vergib</text:p>
          </table:table-cell>
          <table:table-cell office:value-type="string">
            <text:p>ie – i</text:p>
          </table:table-cell>
          <table:table-cell/>
        </table:table-row>
        <table:table-row table:style-name="ro2">
          <table:table-cell/>
          <table:table-cell office:value-type="string">
            <text:p>verheelen</text:p>
          </table:table-cell>
          <table:table-cell office:value-type="string">
            <text:p>verhehlen</text:p>
          </table:table-cell>
          <table:table-cell office:value-type="string">
            <text:p>ee – eh</text:p>
          </table:table-cell>
          <table:table-cell/>
        </table:table-row>
        <table:table-row table:style-name="ro2">
          <table:table-cell/>
          <table:table-cell office:value-type="string">
            <text:p>Todten</text:p>
          </table:table-cell>
          <table:table-cell office:value-type="string">
            <text:p>Toten</text:p>
          </table:table-cell>
          <table:table-cell office:value-type="string">
            <text:p>dt – t</text:p>
          </table:table-cell>
          <table:table-cell/>
        </table:table-row>
        <table:table-row table:style-name="ro2">
          <table:table-cell/>
          <table:table-cell office:value-type="string">
            <text:p>Loos</text:p>
          </table:table-cell>
          <table:table-cell office:value-type="string">
            <text:p>Los</text:p>
          </table:table-cell>
          <table:table-cell office:value-type="string">
            <text:p>oo – o</text:p>
          </table:table-cell>
          <table:table-cell/>
        </table:table-row>
        <table:table-row table:style-name="ro2">
          <table:table-cell/>
          <table:table-cell office:value-type="string">
            <text:p>Seegen</text:p>
          </table:table-cell>
          <table:table-cell office:value-type="string">
            <text:p>Segen</text:p>
          </table:table-cell>
          <table:table-cell office:value-type="string">
            <text:p>ee – e</text:p>
          </table:table-cell>
          <table:table-cell/>
        </table:table-row>
        <table:table-row table:style-name="ro2">
          <table:table-cell/>
          <table:table-cell office:value-type="string">
            <text:p>bins</text:p>
          </table:table-cell>
          <table:table-cell office:value-type="string">
            <text:p>bin'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rläumder</text:p>
          </table:table-cell>
          <table:table-cell office:value-type="string">
            <text:p>Verleumder</text:p>
          </table:table-cell>
          <table:table-cell office:value-type="string">
            <text:p>äu – eu</text:p>
          </table:table-cell>
          <table:table-cell/>
        </table:table-row>
        <table:table-row table:style-name="ro2">
          <table:table-cell/>
          <table:table-cell office:value-type="string">
            <text:p>ichs</text:p>
          </table:table-cell>
          <table:table-cell office:value-type="string">
            <text:p>ich'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zurechte</text:p>
          </table:table-cell>
          <table:table-cell office:value-type="string">
            <text:p>zu Rech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an</text:p>
          </table:table-cell>
          <table:table-cell office:value-type="string">
            <text:p>kann</text:p>
          </table:table-cell>
          <table:table-cell office:value-type="string">
            <text:p>n – nn</text:p>
          </table:table-cell>
          <table:table-cell/>
        </table:table-row>
        <table:table-row table:style-name="ro2">
          <table:table-cell/>
          <table:table-cell office:value-type="string">
            <text:p>Blättervoll</text:p>
          </table:table-cell>
          <table:table-cell office:value-type="string">
            <text:p>blättervoll</text:p>
          </table:table-cell>
          <table:table-cell office:value-type="string">
            <text:p>B – b</text:p>
          </table:table-cell>
          <table:table-cell/>
        </table:table-row>
        <table:table-row table:style-name="ro2">
          <table:table-cell/>
          <table:table-cell office:value-type="string">
            <text:p>stralen</text:p>
          </table:table-cell>
          <table:table-cell office:value-type="string">
            <text:p>strahlen</text:p>
          </table:table-cell>
          <table:table-cell office:value-type="string">
            <text:p>a – ah</text:p>
          </table:table-cell>
          <table:table-cell/>
        </table:table-row>
        <table:table-row table:style-name="ro2">
          <table:table-cell/>
          <table:table-cell office:value-type="string">
            <text:p>Wittwe</text:p>
          </table:table-cell>
          <table:table-cell office:value-type="string">
            <text:p>Witwe</text:p>
          </table:table-cell>
          <table:table-cell office:value-type="string">
            <text:p>tt – t</text:p>
          </table:table-cell>
          <table:table-cell/>
        </table:table-row>
        <table:table-row table:style-name="ro2">
          <table:table-cell/>
          <table:table-cell office:value-type="string">
            <text:p>Wallfisch</text:p>
          </table:table-cell>
          <table:table-cell office:value-type="string">
            <text:p>Walfisch</text:p>
          </table:table-cell>
          <table:table-cell office:value-type="string">
            <text:p>ll – l</text:p>
          </table:table-cell>
          <table:table-cell/>
        </table:table-row>
        <table:table-row table:style-name="ro2">
          <table:table-cell/>
          <table:table-cell office:value-type="string">
            <text:p>Ceder</text:p>
          </table:table-cell>
          <table:table-cell office:value-type="string">
            <text:p>Zeder</text:p>
          </table:table-cell>
          <table:table-cell office:value-type="string">
            <text:p>c – z</text:p>
          </table:table-cell>
          <table:table-cell/>
        </table:table-row>
        <table:table-row table:style-name="ro2">
          <table:table-cell/>
          <table:table-cell office:value-type="string">
            <text:p>Thier</text:p>
          </table:table-cell>
          <table:table-cell office:value-type="string">
            <text:p>Tier</text:p>
          </table:table-cell>
          <table:table-cell office:value-type="string">
            <text:p>th – t</text:p>
          </table:table-cell>
          <table:table-cell/>
        </table:table-row>
        <table:table-row table:style-name="ro2">
          <table:table-cell/>
          <table:table-cell office:value-type="string">
            <text:p>Gränze</text:p>
          </table:table-cell>
          <table:table-cell office:value-type="string">
            <text:p>Grenze</text:p>
          </table:table-cell>
          <table:table-cell office:value-type="string">
            <text:p>ä – e</text:p>
          </table:table-cell>
          <table:table-cell/>
        </table:table-row>
        <table:table-row table:style-name="ro2">
          <table:table-cell/>
          <table:table-cell office:value-type="string">
            <text:p>Weitzen</text:p>
          </table:table-cell>
          <table:table-cell office:value-type="string">
            <text:p>Weizen</text:p>
          </table:table-cell>
          <table:table-cell office:value-type="string">
            <text:p>tz – z</text:p>
          </table:table-cell>
          <table:table-cell/>
        </table:table-row>
        <table:table-row table:style-name="ro2">
          <table:table-cell/>
          <table:table-cell office:value-type="string">
            <text:p>Irthum</text:p>
          </table:table-cell>
          <table:table-cell office:value-type="string">
            <text:p>Irrtum</text:p>
          </table:table-cell>
          <table:table-cell office:value-type="string">
            <text:p>r – rr / th – t</text:p>
          </table:table-cell>
          <table:table-cell/>
        </table:table-row>
        <table:table-row table:style-name="ro2">
          <table:table-cell/>
          <table:table-cell office:value-type="string">
            <text:p>überal</text:p>
          </table:table-cell>
          <table:table-cell office:value-type="string">
            <text:p>überall</text:p>
          </table:table-cell>
          <table:table-cell office:value-type="string">
            <text:p>l – ll</text:p>
          </table:table-cell>
          <table:table-cell/>
        </table:table-row>
        <table:table-row table:style-name="ro2">
          <table:table-cell/>
          <table:table-cell office:value-type="string">
            <text:p>blöckt</text:p>
          </table:table-cell>
          <table:table-cell office:value-type="string">
            <text:p>blökt</text:p>
          </table:table-cell>
          <table:table-cell office:value-type="string">
            <text:p>ck – k</text:p>
          </table:table-cell>
          <table:table-cell/>
        </table:table-row>
        <table:table-row table:style-name="ro2">
          <table:table-cell/>
          <table:table-cell office:value-type="string">
            <text:p>Creatur</text:p>
          </table:table-cell>
          <table:table-cell office:value-type="string">
            <text:p>Kreatur</text:p>
          </table:table-cell>
          <table:table-cell office:value-type="string">
            <text:p>c – k</text:p>
          </table:table-cell>
          <table:table-cell/>
        </table:table-row>
        <table:table-row table:style-name="ro2">
          <table:table-cell/>
          <table:table-cell office:value-type="string">
            <text:p>Erndte</text:p>
          </table:table-cell>
          <table:table-cell office:value-type="string">
            <text:p>Ernte</text:p>
          </table:table-cell>
          <table:table-cell office:value-type="string">
            <text:p>dt – t</text:p>
          </table:table-cell>
          <table:table-cell/>
        </table:table-row>
        <table:table-row table:style-name="ro2">
          <table:table-cell/>
          <table:table-cell office:value-type="string">
            <text:p>sinds</text:p>
          </table:table-cell>
          <table:table-cell office:value-type="string">
            <text:p>sind'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lgen</text:p>
          </table:table-cell>
          <table:table-cell office:value-type="string">
            <text:p>sel'g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äte</text:p>
          </table:table-cell>
          <table:table-cell office:value-type="string">
            <text:p>Stätte</text:p>
          </table:table-cell>
          <table:table-cell office:value-type="string">
            <text:p>t – tt</text:p>
          </table:table-cell>
          <table:table-cell/>
        </table:table-row>
        <table:table-row table:style-name="ro2">
          <table:table-cell/>
          <table:table-cell office:value-type="string">
            <text:p>ers</text:p>
          </table:table-cell>
          <table:table-cell office:value-type="string">
            <text:p>er'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nbrunst</text:p>
          </table:table-cell>
          <table:table-cell office:value-type="string">
            <text:p>Inbrunst</text:p>
          </table:table-cell>
          <table:table-cell office:value-type="string">
            <text:p>nn – n</text:p>
          </table:table-cell>
          <table:table-cell/>
        </table:table-row>
        <table:table-row table:style-name="ro2">
          <table:table-cell/>
          <table:table-cell office:value-type="string">
            <text:p>Aergerniß</text:p>
          </table:table-cell>
          <table:table-cell office:value-type="string">
            <text:p>Ärgernis</text:p>
          </table:table-cell>
          <table:table-cell office:value-type="string">
            <text:p>ae – ä / ß – s</text:p>
          </table:table-cell>
          <table:table-cell/>
        </table:table-row>
        <table:table-row table:style-name="ro2">
          <table:table-cell/>
          <table:table-cell office:value-type="string">
            <text:p>heiligen Geist</text:p>
          </table:table-cell>
          <table:table-cell office:value-type="string">
            <text:p>Heiligen Geis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hooß</text:p>
          </table:table-cell>
          <table:table-cell office:value-type="string">
            <text:p>Schoß</text:p>
          </table:table-cell>
          <table:table-cell office:value-type="string">
            <text:p>oo – o </text:p>
          </table:table-cell>
          <table:table-cell/>
        </table:table-row>
        <table:table-row table:style-name="ro2">
          <table:table-cell/>
          <table:table-cell office:value-type="string">
            <text:p>weis</text:p>
          </table:table-cell>
          <table:table-cell office:value-type="string">
            <text:p>weiß</text:p>
          </table:table-cell>
          <table:table-cell office:value-type="string">
            <text:p>s – ß</text:p>
          </table:table-cell>
          <table:table-cell/>
        </table:table-row>
        <table:table-row table:style-name="ro2">
          <table:table-cell/>
          <table:table-cell office:value-type="string">
            <text:p>iemals</text:p>
          </table:table-cell>
          <table:table-cell office:value-type="string">
            <text:p>jemals</text:p>
          </table:table-cell>
          <table:table-cell office:value-type="string">
            <text:p>ie – j</text:p>
          </table:table-cell>
          <table:table-cell/>
        </table:table-row>
        <table:table-row table:style-name="ro2">
          <table:table-cell/>
          <table:table-cell office:value-type="string">
            <text:p>reinge</text:p>
          </table:table-cell>
          <table:table-cell office:value-type="string">
            <text:p>rein'g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edeyn</text:p>
          </table:table-cell>
          <table:table-cell office:value-type="string">
            <text:p>gedeihn</text:p>
          </table:table-cell>
          <table:table-cell office:value-type="string">
            <text:p>ey – ei / <text:s/>n – hn</text:p>
          </table:table-cell>
          <table:table-cell office:value-type="string">
            <text:p>gedeih'n?</text:p>
          </table:table-cell>
        </table:table-row>
        <table:table-row table:style-name="ro2">
          <table:table-cell/>
          <table:table-cell office:value-type="string">
            <text:p>wie viel</text:p>
          </table:table-cell>
          <table:table-cell office:value-type="string">
            <text:p>wievi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sts</text:p>
          </table:table-cell>
          <table:table-cell office:value-type="string">
            <text:p>ist'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al</text:p>
          </table:table-cell>
          <table:table-cell office:value-type="string">
            <text:p>Strahl</text:p>
          </table:table-cell>
          <table:table-cell office:value-type="string">
            <text:p>a – ah</text:p>
          </table:table-cell>
          <table:table-cell/>
        </table:table-row>
        <table:table-row table:style-name="ro2">
          <table:table-cell/>
          <table:table-cell office:value-type="string">
            <text:p>destomehr</text:p>
          </table:table-cell>
          <table:table-cell office:value-type="string">
            <text:p>desto meh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iebsts</text:p>
          </table:table-cell>
          <table:table-cell office:value-type="string">
            <text:p>gibt's</text:p>
          </table:table-cell>
          <table:table-cell office:value-type="string">
            <text:p>ie – i / ts – t's</text:p>
          </table:table-cell>
          <table:table-cell/>
        </table:table-row>
        <table:table-row table:style-name="ro2">
          <table:table-cell/>
          <table:table-cell office:value-type="string">
            <text:p>Geschäffte</text:p>
          </table:table-cell>
          <table:table-cell office:value-type="string">
            <text:p>Geschäfte</text:p>
          </table:table-cell>
          <table:table-cell office:value-type="string">
            <text:p>ff – f</text:p>
          </table:table-cell>
          <table:table-cell/>
        </table:table-row>
        <table:table-row table:style-name="ro2">
          <table:table-cell/>
          <table:table-cell office:value-type="string">
            <text:p>Lebelang</text:p>
          </table:table-cell>
          <table:table-cell office:value-type="string">
            <text:p>Leben la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ynt</text:p>
          </table:table-cell>
          <table:table-cell office:value-type="string">
            <text:p>meint</text:p>
          </table:table-cell>
          <table:table-cell office:value-type="string">
            <text:p>ey – ei</text:p>
          </table:table-cell>
          <table:table-cell/>
        </table:table-row>
        <table:table-row table:style-name="ro2">
          <table:table-cell/>
          <table:table-cell office:value-type="string">
            <text:p>wieder</text:p>
          </table:table-cell>
          <table:table-cell office:value-type="string">
            <text:p>wider</text:p>
          </table:table-cell>
          <table:table-cell office:value-type="string">
            <text:p>ie – i</text:p>
          </table:table-cell>
          <table:table-cell/>
        </table:table-row>
        <table:table-row table:style-name="ro2">
          <table:table-cell/>
          <table:table-cell office:value-type="string">
            <text:p>begieng</text:p>
          </table:table-cell>
          <table:table-cell office:value-type="string">
            <text:p>beging</text:p>
          </table:table-cell>
          <table:table-cell office:value-type="string">
            <text:p>ie – i</text:p>
          </table:table-cell>
          <table:table-cell/>
        </table:table-row>
        <table:table-row table:style-name="ro2">
          <table:table-cell/>
          <table:table-cell office:value-type="string">
            <text:p>frölich</text:p>
          </table:table-cell>
          <table:table-cell office:value-type="string">
            <text:p>fröhlich</text:p>
          </table:table-cell>
          <table:table-cell office:value-type="string">
            <text:p>ö – öh</text:p>
          </table:table-cell>
          <table:table-cell/>
        </table:table-row>
        <table:table-row table:style-name="ro2">
          <table:table-cell/>
          <table:table-cell office:value-type="string">
            <text:p>punct</text:p>
          </table:table-cell>
          <table:table-cell office:value-type="string">
            <text:p>punkt</text:p>
          </table:table-cell>
          <table:table-cell office:value-type="string">
            <text:p>c – k</text:p>
          </table:table-cell>
          <table:table-cell/>
        </table:table-row>
        <table:table-row table:style-name="ro2">
          <table:table-cell/>
          <table:table-cell office:value-type="string">
            <text:p>wilst</text:p>
          </table:table-cell>
          <table:table-cell office:value-type="string">
            <text:p>willst</text:p>
          </table:table-cell>
          <table:table-cell office:value-type="string">
            <text:p>l – ll</text:p>
          </table:table-cell>
          <table:table-cell/>
        </table:table-row>
        <table:table-row table:style-name="ro2">
          <table:table-cell/>
          <table:table-cell office:value-type="string">
            <text:p>bemüh't</text:p>
          </table:table-cell>
          <table:table-cell office:value-type="string">
            <text:p>bemüh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ächt</text:p>
          </table:table-cell>
          <table:table-cell office:value-type="string">
            <text:p>echt</text:p>
          </table:table-cell>
          <table:table-cell office:value-type="string">
            <text:p>ä – e</text:p>
          </table:table-cell>
          <table:table-cell/>
        </table:table-row>
        <table:table-row table:style-name="ro2">
          <table:table-cell/>
          <table:table-cell office:value-type="string">
            <text:p>seye</text:p>
          </table:table-cell>
          <table:table-cell office:value-type="string">
            <text:p>se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epter</text:p>
          </table:table-cell>
          <table:table-cell office:value-type="string">
            <text:p>Zepter</text:p>
          </table:table-cell>
          <table:table-cell office:value-type="string">
            <text:p>sc – z</text:p>
          </table:table-cell>
          <table:table-cell/>
        </table:table-row>
        <table:table-row table:style-name="ro2">
          <table:table-cell/>
          <table:table-cell office:value-type="string">
            <text:p>Jacob</text:p>
          </table:table-cell>
          <table:table-cell office:value-type="string">
            <text:p>Jakob</text:p>
          </table:table-cell>
          <table:table-cell office:value-type="string">
            <text:p>c – k</text:p>
          </table:table-cell>
          <table:table-cell/>
        </table:table-row>
        <table:table-row table:style-name="ro2">
          <table:table-cell/>
          <table:table-cell office:value-type="string">
            <text:p>Minen</text:p>
          </table:table-cell>
          <table:table-cell office:value-type="string">
            <text:p>Mienen</text:p>
          </table:table-cell>
          <table:table-cell office:value-type="string">
            <text:p>i – ie</text:p>
          </table:table-cell>
          <table:table-cell/>
        </table:table-row>
        <table:table-row table:style-name="ro2">
          <table:table-cell/>
          <table:table-cell office:value-type="string">
            <text:p>Brod</text:p>
          </table:table-cell>
          <table:table-cell office:value-type="string">
            <text:p>Brot</text:p>
          </table:table-cell>
          <table:table-cell office:value-type="string">
            <text:p>d – t</text:p>
          </table:table-cell>
          <table:table-cell/>
        </table:table-row>
        <table:table-row table:style-name="ro2">
          <table:table-cell/>
          <table:table-cell office:value-type="string">
            <text:p>deß</text:p>
          </table:table-cell>
          <table:table-cell office:value-type="string">
            <text:p>des</text:p>
          </table:table-cell>
          <table:table-cell office:value-type="string">
            <text:p>ß – s </text:p>
          </table:table-cell>
          <table:table-cell/>
        </table:table-row>
        <table:table-row table:style-name="ro2">
          <table:table-cell/>
          <table:table-cell office:value-type="string">
            <text:p>daß</text:p>
          </table:table-cell>
          <table:table-cell office:value-type="string">
            <text:p>dass</text:p>
          </table:table-cell>
          <table:table-cell office:value-type="string">
            <text:p>ß – ss</text:p>
          </table:table-cell>
          <table:table-cell/>
        </table:table-row>
        <table:table-row table:style-name="ro2">
          <table:table-cell/>
          <table:table-cell office:value-type="string">
            <text:p>höhre</text:p>
          </table:table-cell>
          <table:table-cell office:value-type="string">
            <text:p>höh'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hrs</text:p>
          </table:table-cell>
          <table:table-cell office:value-type="string">
            <text:p>Jahres</text:p>
          </table:table-cell>
          <table:table-cell office:value-type="string">
            <text:p>s – es</text:p>
          </table:table-cell>
          <table:table-cell/>
        </table:table-row>
        <table:table-row table:style-name="ro2">
          <table:table-cell/>
          <table:table-cell office:value-type="string">
            <text:p>Schoos</text:p>
          </table:table-cell>
          <table:table-cell office:value-type="string">
            <text:p>Schoß</text:p>
          </table:table-cell>
          <table:table-cell office:value-type="string">
            <text:p>oo – o / s – ß</text:p>
          </table:table-cell>
          <table:table-cell/>
        </table:table-row>
        <table:table-row table:style-name="ro2">
          <table:table-cell/>
          <table:table-cell office:value-type="string">
            <text:p>feirt</text:p>
          </table:table-cell>
          <table:table-cell office:value-type="string">
            <text:p>feier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ein</text:p>
          </table:table-cell>
          <table:table-cell office:value-type="string">
            <text:p>Hain</text:p>
          </table:table-cell>
          <table:table-cell office:value-type="string">
            <text:p>ei – ai</text:p>
          </table:table-cell>
          <table:table-cell/>
        </table:table-row>
        <table:table-row table:style-name="ro2">
          <table:table-cell/>
          <table:table-cell office:value-type="string">
            <text:p>erboßten</text:p>
          </table:table-cell>
          <table:table-cell office:value-type="string">
            <text:p>erbosten</text:p>
          </table:table-cell>
          <table:table-cell office:value-type="string">
            <text:p>ß – s </text:p>
          </table:table-cell>
          <table:table-cell/>
        </table:table-row>
        <table:table-row table:style-name="ro2">
          <table:table-cell/>
          <table:table-cell office:value-type="string">
            <text:p>Lebenlang</text:p>
          </table:table-cell>
          <table:table-cell office:value-type="string">
            <text:p>Leben la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ufs neue</text:p>
          </table:table-cell>
          <table:table-cell office:value-type="string">
            <text:p>aufs Neue</text:p>
          </table:table-cell>
          <table:table-cell office:value-type="string">
            <text:p>n – N</text:p>
          </table:table-cell>
          <table:table-cell/>
        </table:table-row>
        <table:table-row table:style-name="ro2">
          <table:table-cell/>
          <table:table-cell office:value-type="string">
            <text:p>gebohren</text:p>
          </table:table-cell>
          <table:table-cell office:value-type="string">
            <text:p>geboren</text:p>
          </table:table-cell>
          <table:table-cell office:value-type="string">
            <text:p>oh – o</text:p>
          </table:table-cell>
          <table:table-cell/>
        </table:table-row>
        <table:table-row table:style-name="ro2">
          <table:table-cell/>
          <table:table-cell office:value-type="string">
            <text:p>bishieher</text:p>
          </table:table-cell>
          <table:table-cell office:value-type="string">
            <text:p>bis hierh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ur</text:p>
          </table:table-cell>
          <table:table-cell office:value-type="string">
            <text:p>Feu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uts</text:p>
          </table:table-cell>
          <table:table-cell office:value-type="string">
            <text:p>Gut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ebürg</text:p>
          </table:table-cell>
          <table:table-cell office:value-type="string">
            <text:p>Gebirg</text:p>
          </table:table-cell>
          <table:table-cell office:value-type="string">
            <text:p>ü – i</text:p>
          </table:table-cell>
          <table:table-cell/>
        </table:table-row>
        <table:table-row table:style-name="ro2">
          <table:table-cell/>
          <table:table-cell office:value-type="string">
            <text:p>ämsig</text:p>
          </table:table-cell>
          <table:table-cell office:value-type="string">
            <text:p>emsig</text:p>
          </table:table-cell>
          <table:table-cell office:value-type="string">
            <text:p>ä – e</text:p>
          </table:table-cell>
          <table:table-cell/>
        </table:table-row>
        <table:table-row table:style-name="ro2">
          <table:table-cell/>
          <table:table-cell office:value-type="string">
            <text:p>wornach</text:p>
          </table:table-cell>
          <table:table-cell office:value-type="string">
            <text:p>wonac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leugt</text:p>
          </table:table-cell>
          <table:table-cell office:value-type="string">
            <text:p>fliegt</text:p>
          </table:table-cell>
          <table:table-cell office:value-type="string">
            <text:p>eu – i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M31S</meta:editing-duration>
    <meta:editing-cycles>19</meta:editing-cycles>
    <meta:generator>LibreOffice/3.5$Windows_x86 LibreOffice_project/7e68ba2-a744ebf-1f241b7-c506db1-7d53735</meta:generator>
    <dc:date>2014-03-26T12:01:47.77</dc:date>
    <meta:document-statistic meta:table-count="3" meta:cell-count="233" meta:object-count="0"/>
    <meta:user-defined meta:name="Info 1"/>
    <meta:user-defined meta:name="Info 2"/>
    <meta:user-defined meta:name="Info 3"/>
    <meta:user-defined meta:name="Info 4"/>
  </office:meta>
</office:document-meta>
</file>